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adornments="Regular"/>
  </office:font-face-decls>
  <office:automatic-styles>
    <style:style style:name="P1" style:family="paragraph" style:parent-style-name="Heading_20_2">
      <style:text-properties style:font-name="Liberation Serif"/>
    </style:style>
    <style:style style:name="P2" style:family="paragraph" style:parent-style-name="Heading_20_4">
      <style:text-properties style:font-name="Liberation Serif"/>
    </style:style>
    <style:style style:name="P3" style:family="paragraph" style:parent-style-name="Standard" style:list-style-name="L1">
      <style:text-properties style:font-name="Liberation Serif"/>
    </style:style>
    <style:style style:name="P4" style:family="paragraph" style:parent-style-name="Standard" style:list-style-name="L2">
      <style:text-properties style:font-name="Liberation Serif"/>
    </style:style>
    <style:style style:name="P5" style:family="paragraph" style:parent-style-name="Standard" style:list-style-name="L2">
      <style:paragraph-properties style:writing-mode="lr-tb"/>
      <style:text-properties style:font-name="Liberation Serif" officeooo:rsid="003cb1cb" officeooo:paragraph-rsid="003cb1cb"/>
    </style:style>
    <style:style style:name="P6" style:family="paragraph" style:parent-style-name="Standard" style:list-style-name="L2">
      <style:text-properties style:font-name="Liberation Serif" officeooo:rsid="003cb1cb" officeooo:paragraph-rsid="003cb1cb"/>
    </style:style>
    <style:style style:name="P7" style:family="paragraph" style:parent-style-name="Standard" style:list-style-name="L3">
      <style:text-properties style:font-name="Liberation Serif" officeooo:rsid="003cb1cb" officeooo:paragraph-rsid="003cb1cb"/>
    </style:style>
    <style:style style:name="P8" style:family="paragraph" style:parent-style-name="Footnote">
      <style:text-properties officeooo:rsid="003dc9e4" officeooo:paragraph-rsid="003dc9e4"/>
    </style:style>
    <style:style style:name="P9" style:family="paragraph" style:parent-style-name="Standard" style:list-style-name="L3">
      <style:text-properties style:font-name="Liberation Serif"/>
    </style:style>
    <style:style style:name="P10" style:family="paragraph" style:parent-style-name="Standard" style:list-style-name="L3">
      <style:text-properties style:font-name="Liberation Serif" officeooo:rsid="003dc9e4" officeooo:paragraph-rsid="003dc9e4"/>
    </style:style>
    <style:style style:name="P11" style:family="paragraph" style:parent-style-name="Standard" style:list-style-name="L4">
      <style:text-properties style:font-name="Liberation Serif"/>
    </style:style>
    <style:style style:name="P12" style:family="paragraph" style:parent-style-name="Standard" style:list-style-name="L4">
      <style:text-properties style:font-name="Liberation Serif" officeooo:paragraph-rsid="00301822"/>
    </style:style>
    <style:style style:name="P13" style:family="paragraph" style:parent-style-name="Standard" style:list-style-name="L5">
      <style:text-properties style:font-name="Liberation Serif" officeooo:paragraph-rsid="00301822"/>
    </style:style>
    <style:style style:name="P14" style:family="paragraph" style:parent-style-name="Heading_20_4">
      <style:text-properties style:font-name="Liberation Serif" officeooo:paragraph-rsid="00301822"/>
    </style:style>
    <style:style style:name="P15" style:family="paragraph" style:parent-style-name="Standard" style:list-style-name="L5">
      <style:text-properties style:font-name="Liberation Serif" officeooo:rsid="003cb1cb" officeooo:paragraph-rsid="003cb1cb"/>
    </style:style>
    <style:style style:name="P16" style:family="paragraph" style:parent-style-name="Standard">
      <style:text-properties style:font-name="Liberation Serif" officeooo:paragraph-rsid="00301822"/>
    </style:style>
    <style:style style:name="P17" style:family="paragraph" style:parent-style-name="Standard" style:list-style-name="L6">
      <style:text-properties style:font-name="Liberation Serif" officeooo:paragraph-rsid="00301822"/>
    </style:style>
    <style:style style:name="P18" style:family="paragraph" style:parent-style-name="Standard" style:list-style-name="L6">
      <style:text-properties style:font-name="Liberation Serif" officeooo:paragraph-rsid="003a6082"/>
    </style:style>
    <style:style style:name="P19" style:family="paragraph" style:parent-style-name="Standard" style:list-style-name="L7">
      <style:text-properties style:font-name="Liberation Serif" officeooo:paragraph-rsid="00301822"/>
    </style:style>
    <style:style style:name="P20" style:family="paragraph" style:parent-style-name="Standard" style:list-style-name="L8">
      <style:text-properties style:font-name="Liberation Serif"/>
    </style:style>
    <style:style style:name="P21" style:family="paragraph" style:parent-style-name="Standard">
      <style:text-properties style:font-name="Liberation Serif"/>
    </style:style>
    <style:style style:name="P22" style:family="paragraph" style:parent-style-name="Standard" style:list-style-name="L9">
      <style:text-properties style:font-name="Liberation Serif" officeooo:paragraph-rsid="00301822"/>
    </style:style>
    <style:style style:name="P23" style:family="paragraph" style:parent-style-name="Standard" style:list-style-name="L9">
      <style:text-properties style:font-name="Liberation Serif" officeooo:rsid="003dc9e4" officeooo:paragraph-rsid="003dc9e4"/>
    </style:style>
    <style:style style:name="P24" style:family="paragraph" style:parent-style-name="Standard" style:list-style-name="L10">
      <style:text-properties style:font-name="Liberation Serif" officeooo:paragraph-rsid="00301822"/>
    </style:style>
    <style:style style:name="P25" style:family="paragraph" style:parent-style-name="Standard" style:list-style-name="L11">
      <style:text-properties style:font-name="Liberation Serif" officeooo:paragraph-rsid="00301822"/>
    </style:style>
    <style:style style:name="P26" style:family="paragraph" style:parent-style-name="Standard" style:list-style-name="L11">
      <style:text-properties style:font-name="Liberation Serif" officeooo:paragraph-rsid="003a6082"/>
    </style:style>
    <style:style style:name="P27" style:family="paragraph" style:parent-style-name="Standard">
      <style:text-properties style:font-name="Liberation Serif" officeooo:paragraph-rsid="003a6082"/>
    </style:style>
    <style:style style:name="P28" style:family="paragraph" style:parent-style-name="Standard" style:list-style-name="L12">
      <style:text-properties style:font-name="Liberation Serif"/>
    </style:style>
    <style:style style:name="P29" style:family="paragraph" style:parent-style-name="Heading_20_4">
      <style:paragraph-properties fo:keep-with-next="always"/>
      <style:text-properties style:font-name="Liberation Serif" style:font-name-asian="Noto Sans CJK SC" style:font-name-complex="Noto Sans Devanagari1"/>
    </style:style>
    <style:style style:name="P30" style:family="paragraph" style:parent-style-name="Standard" style:list-style-name="L13">
      <style:text-properties style:font-name="Liberation Serif"/>
    </style:style>
    <style:style style:name="P31" style:family="paragraph" style:parent-style-name="Standard" style:list-style-name="L14">
      <style:text-properties style:font-name="Liberation Serif"/>
    </style:style>
    <style:style style:name="P32" style:family="paragraph" style:parent-style-name="Standard" style:list-style-name="L14">
      <style:text-properties style:font-name="Liberation Serif" officeooo:paragraph-rsid="003ae8d5"/>
    </style:style>
    <style:style style:name="P33" style:family="paragraph" style:parent-style-name="Standard">
      <style:text-properties style:font-name="Liberation Serif" officeooo:paragraph-rsid="003ae8d5"/>
    </style:style>
    <style:style style:name="P34" style:family="paragraph" style:parent-style-name="Standard" style:list-style-name="L15">
      <style:text-properties style:font-name="Liberation Serif" officeooo:paragraph-rsid="00301822"/>
    </style:style>
    <style:style style:name="P35" style:family="paragraph" style:parent-style-name="Heading_20_2">
      <style:text-properties style:font-name="Liberation Serif" officeooo:paragraph-rsid="00301822"/>
    </style:style>
    <style:style style:name="P36" style:family="paragraph" style:parent-style-name="Standard" style:list-style-name="L16">
      <style:text-properties style:font-name="Liberation Serif" officeooo:paragraph-rsid="003ae8d5"/>
    </style:style>
    <style:style style:name="P37" style:family="paragraph" style:parent-style-name="Standard" style:list-style-name="L16">
      <style:text-properties style:font-name="Liberation Serif" officeooo:paragraph-rsid="00301822"/>
    </style:style>
    <style:style style:name="P38" style:family="paragraph" style:parent-style-name="Standard" style:list-style-name="L17">
      <style:text-properties style:font-name="Liberation Serif" officeooo:paragraph-rsid="00301822"/>
    </style:style>
    <style:style style:name="T1" style:family="text">
      <style:text-properties officeooo:rsid="001e9528"/>
    </style:style>
    <style:style style:name="T2" style:family="text">
      <style:text-properties officeooo:rsid="00368bca"/>
    </style:style>
    <style:style style:name="T3" style:family="text">
      <style:text-properties officeooo:rsid="0030182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68bca" style:font-weight-asian="normal" style:font-weight-complex="normal"/>
    </style:style>
    <style:style style:name="T7" style:family="text">
      <style:text-properties fo:font-weight="normal" officeooo:rsid="003cb1cb" style:font-weight-asian="normal" style:font-weight-complex="normal"/>
    </style:style>
    <style:style style:name="T8" style:family="text">
      <style:text-properties fo:font-weight="normal" officeooo:rsid="002a034b" style:font-weight-asian="normal" style:font-weight-complex="normal"/>
    </style:style>
    <style:style style:name="T9" style:family="text">
      <style:text-properties fo:font-weight="bold" officeooo:rsid="002a034b" style:font-weight-asian="bold" style:font-weight-complex="bold"/>
    </style:style>
    <style:style style:name="T10" style:family="text">
      <style:text-properties fo:font-weight="normal" officeooo:rsid="00382140" style:font-weight-asian="normal" style:font-weight-complex="normal"/>
    </style:style>
    <style:style style:name="T11" style:family="text">
      <style:text-properties fo:font-weight="bold" officeooo:rsid="001e9528" style:font-weight-asian="bold" style:font-weight-complex="bold"/>
    </style:style>
    <style:style style:name="T12" style:family="text">
      <style:text-properties fo:font-weight="normal" officeooo:rsid="001e9528" style:font-weight-asian="normal" style:font-weight-complex="normal"/>
    </style:style>
    <style:style style:name="T13" style:family="text">
      <style:text-properties fo:font-weight="normal" officeooo:rsid="001c9e0d" style:font-weight-asian="normal" style:font-weight-complex="normal"/>
    </style:style>
    <style:style style:name="T14" style:family="text">
      <style:text-properties fo:font-weight="bold" officeooo:rsid="001ab3ce" style:font-weight-asian="bold" style:font-weight-complex="bold"/>
    </style:style>
    <style:style style:name="T15" style:family="text">
      <style:text-properties fo:font-weight="normal" officeooo:rsid="001ab3ce" style:font-weight-asian="normal" style:font-weight-complex="normal"/>
    </style:style>
    <style:style style:name="T16" style:family="text">
      <style:text-properties fo:font-weight="normal" officeooo:rsid="00301822" style:font-weight-asian="normal" style:font-weight-complex="normal"/>
    </style:style>
    <style:style style:name="T17" style:family="text">
      <style:text-properties officeooo:rsid="00382140"/>
    </style:style>
    <style:style style:name="T18" style:family="text">
      <style:text-properties fo:font-weight="normal" officeooo:rsid="00390f0a" style:font-weight-asian="normal" style:font-weight-complex="normal"/>
    </style:style>
    <style:style style:name="T19" style:family="text">
      <style:text-properties fo:font-weight="normal" officeooo:rsid="00282dcb" style:font-weight-asian="normal" style:font-weight-complex="normal"/>
    </style:style>
    <style:style style:name="T20" style:family="text">
      <style:text-properties fo:font-weight="bold" officeooo:rsid="00282dcb" style:font-weight-asian="bold" style:font-weight-complex="bold"/>
    </style:style>
    <style:style style:name="T21" style:family="text">
      <style:text-properties officeooo:rsid="00390f0a"/>
    </style:style>
    <style:style style:name="T22" style:family="text">
      <style:text-properties fo:font-weight="bold" officeooo:rsid="001a1c01" style:font-weight-asian="bold" style:font-weight-complex="bold"/>
    </style:style>
    <style:style style:name="T23" style:family="text">
      <style:text-properties fo:font-weight="bold" officeooo:rsid="00390f0a" style:font-weight-asian="bold" style:font-weight-complex="bold"/>
    </style:style>
    <style:style style:name="T24" style:family="text">
      <style:text-properties fo:font-weight="bold" officeooo:rsid="00204c7c" style:font-weight-asian="bold" style:font-weight-complex="bold"/>
    </style:style>
    <style:style style:name="T25" style:family="text">
      <style:text-properties fo:font-weight="bold" officeooo:rsid="0024488b" style:font-weight-asian="bold" style:font-weight-complex="bold"/>
    </style:style>
    <style:style style:name="T26" style:family="text">
      <style:text-properties fo:font-weight="normal" officeooo:rsid="0024488b" style:font-weight-asian="normal" style:font-weight-complex="normal"/>
    </style:style>
    <style:style style:name="T27" style:family="text">
      <style:text-properties officeooo:rsid="003a6082"/>
    </style:style>
    <style:style style:name="T28" style:family="text">
      <style:text-properties officeooo:rsid="001fdcae"/>
    </style:style>
    <style:style style:name="T29" style:family="text">
      <style:text-properties fo:font-weight="normal" officeooo:rsid="003a6082" style:font-weight-asian="normal" style:font-weight-complex="normal"/>
    </style:style>
    <style:style style:name="T30" style:family="text">
      <style:text-properties fo:font-weight="normal" officeooo:rsid="001fdcae" style:font-weight-asian="normal" style:font-weight-complex="normal"/>
    </style:style>
    <style:style style:name="T31" style:family="text">
      <style:text-properties fo:font-weight="bold" officeooo:rsid="001fdcae" style:font-weight-asian="bold" style:font-weight-complex="bold"/>
    </style:style>
    <style:style style:name="T32" style:family="text">
      <style:text-properties fo:font-size="8pt" fo:font-weight="normal" officeooo:rsid="002235f5" style:font-size-asian="8pt" style:font-weight-asian="normal" style:font-size-complex="8pt" style:font-weight-complex="normal"/>
    </style:style>
    <style:style style:name="T33" style:family="text">
      <style:text-properties fo:font-size="8pt" fo:font-weight="normal" officeooo:rsid="003a6082" style:font-size-asian="8pt" style:font-weight-asian="normal" style:font-size-complex="8pt" style:font-weight-complex="normal"/>
    </style:style>
    <style:style style:name="T34" style:family="text">
      <style:text-properties fo:font-weight="normal" officeooo:rsid="002235f5" style:font-weight-asian="normal" style:font-weight-complex="normal"/>
    </style:style>
    <style:style style:name="T35" style:family="text">
      <style:text-properties fo:font-weight="bold" officeooo:rsid="002235f5" style:font-weight-asian="bold" style:font-weight-complex="bold"/>
    </style:style>
    <style:style style:name="T36" style:family="text">
      <style:text-properties fo:font-weight="normal" officeooo:rsid="002ab5c5" style:font-weight-asian="normal" style:font-weight-complex="normal"/>
    </style:style>
    <style:style style:name="T37" style:family="text">
      <style:text-properties officeooo:rsid="00204c7c"/>
    </style:style>
    <style:style style:name="T38" style:family="text">
      <style:text-properties fo:font-weight="bold" officeooo:rsid="00230ff5" style:font-weight-asian="bold" style:font-weight-complex="bold"/>
    </style:style>
    <style:style style:name="T39" style:family="text">
      <style:text-properties fo:font-weight="normal" officeooo:rsid="00230ff5" style:font-weight-asian="normal" style:font-weight-complex="normal"/>
    </style:style>
    <style:style style:name="T40" style:family="text">
      <style:text-properties officeooo:rsid="0027355a"/>
    </style:style>
    <style:style style:name="T41" style:family="text">
      <style:text-properties officeooo:rsid="003ae8d5"/>
    </style:style>
    <style:style style:name="T42" style:family="text">
      <style:text-properties officeooo:rsid="002d5ed0"/>
    </style:style>
    <style:style style:name="T43" style:family="text">
      <style:text-properties officeooo:rsid="00315c83"/>
    </style:style>
    <style:style style:name="T44" style:family="text">
      <style:text-properties officeooo:rsid="002e7b5b"/>
    </style:style>
    <style:style style:name="T45" style:family="text">
      <style:text-properties officeooo:rsid="0024488b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officeooo:rsid="001a1c01"/>
    </style:style>
    <style:style style:name="T48" style:family="text">
      <style:text-properties fo:font-weight="normal" officeooo:rsid="003ae8d5" style:font-weight-asian="normal" style:font-weight-complex="normal"/>
    </style:style>
    <style:style style:name="T49" style:family="text">
      <style:text-properties fo:font-weight="bold" officeooo:rsid="003ae8d5" style:font-weight-asian="bold" style:font-weight-complex="bold"/>
    </style:style>
    <style:style style:name="T50" style:family="text">
      <style:text-properties fo:font-weight="bold" officeooo:rsid="002542ce" style:font-weight-asian="bold" style:font-weight-complex="bold"/>
    </style:style>
    <style:style style:name="T51" style:family="text">
      <style:text-properties officeooo:rsid="002542ce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" text:bullet-char="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2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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1. </text:span>GE<text:span text:style-name="T2">NERAL</text:span></text:h>
      <text:h text:style-name="P2" text:outline-level="4"><text:span text:style-name="T3">1.1 </text:span>TRANSFORM</text:h>
      <text:list text:style-name="L1">
        <text:list-item>
          <text:p text:style-name="P3"><text:span text:style-name="T4">G</text:span><text:span text:style-name="T5">rab (</text:span><text:span text:style-name="T6">to move</text:span><text:span text:style-name="T5">), </text:span><text:span text:style-name="T4">R</text:span><text:span text:style-name="T5">otate e </text:span><text:span text:style-name="T4">S</text:span><text:span text:style-name="T5">cale</text:span></text:p>
        </text:list-item>
        <text:list-item>
          <text:p text:style-name="P3"><text:span text:style-name="T7">Clear/r</text:span><text:span text:style-name="T6">eset </text:span><text:span text:style-name="T8">(</text:span><text:span text:style-name="T6">return to value</text:span><text:span text:style-name="T8"> 0) </text:span><text:span text:style-name="T9">Alt+G</text:span><text:span text:style-name="T8">, </text:span><text:span text:style-name="T9">Alt+R</text:span><text:span text:style-name="T8"> </text:span><text:span text:style-name="T7">and</text:span><text:span text:style-name="T8"> </text:span><text:span text:style-name="T9">Alt+S</text:span></text:p>
        </text:list-item>
        <text:list-item>
          <text:p text:style-name="P3"><text:span text:style-name="T6">Constraint </text:span><text:span text:style-name="T10">axis </text:span><text:span text:style-name="T11">X</text:span><text:span text:style-name="T12">, </text:span><text:span text:style-name="T11">Y</text:span><text:span text:style-name="T12"> e </text:span><text:span text:style-name="T11">Z</text:span></text:p>
        </text:list-item>
        <text:list-item>
          <text:p text:style-name="P3"><text:span text:style-name="T13">Press </text:span><text:span text:style-name="T14">Ctrl</text:span><text:span text:style-name="T15"> </text:span><text:span text:style-name="T10">for s</text:span><text:span text:style-name="T13">napping</text:span></text:p>
        </text:list-item>
        <text:list-item>
          <text:p text:style-name="P3"><text:span text:style-name="T13">Press </text:span><text:span text:style-name="T14">Shift </text:span><text:span text:style-name="T10">for more precision</text:span></text:p>
        </text:list-item>
      </text:list>
      <text:h text:style-name="P2" text:outline-level="4"><text:span text:style-name="T16">1.2 </text:span><text:span text:style-name="T17">views</text:span></text:h>
      <text:list text:style-name="L2">
        <text:list-item>
          <text:p text:style-name="P4"><text:span text:style-name="T10">Front</text:span><text:span text:style-name="T5"> (</text:span><text:span text:style-name="T4">1</text:span><text:span text:style-name="T5">) </text:span><text:span text:style-name="T10">and Back</text:span><text:span text:style-name="T5"> (</text:span><text:span text:style-name="T4">Ctrl+1</text:span><text:span text:style-name="T5">)</text:span></text:p>
        </text:list-item>
        <text:list-item>
          <text:p text:style-name="P4"><text:span text:style-name="T10">Right </text:span><text:span text:style-name="T5">(</text:span><text:span text:style-name="T4">3</text:span><text:span text:style-name="T5">) </text:span><text:span text:style-name="T10">and Left</text:span><text:span text:style-name="T5"> (</text:span><text:span text:style-name="T4">Ctrl+3</text:span><text:span text:style-name="T5">)</text:span></text:p>
        </text:list-item>
        <text:list-item>
          <text:p text:style-name="P4"><text:span text:style-name="T10">Top</text:span><text:span text:style-name="T5"> (</text:span><text:span text:style-name="T4">7</text:span><text:span text:style-name="T5">) </text:span><text:span text:style-name="T10">and Bottom</text:span><text:span text:style-name="T5"> (</text:span><text:span text:style-name="T4">Ctrl+7</text:span><text:span text:style-name="T5">)</text:span></text:p>
        </text:list-item>
        <text:list-item>
          <text:p text:style-name="P4"><text:span text:style-name="T10">Camera view</text:span><text:span text:style-name="T5"> (</text:span><text:span text:style-name="T4">0</text:span><text:span text:style-name="T5">)</text:span></text:p>
        </text:list-item>
        <text:list-item>
          <text:p text:style-name="P4"><text:span text:style-name="T10">Align camer</text:span><text:span text:style-name="T18">a</text:span><text:span text:style-name="T10"> to view</text:span><text:span text:style-name="T19"> (</text:span><text:span text:style-name="T20">Ctrl+Alt+0</text:span><text:span text:style-name="T19">)</text:span></text:p>
        </text:list-item>
        <text:list-item>
          <text:p text:style-name="P4"><text:span text:style-name="T10">Perspective</text:span><text:span text:style-name="T5">/</text:span><text:span text:style-name="T10">Orthogona</text:span><text:span text:style-name="T18">l</text:span><text:span text:style-name="T5"> (</text:span><text:span text:style-name="T4">5</text:span><text:span text:style-name="T5">)</text:span></text:p>
        </text:list-item>
        <text:list-item>
          <text:p text:style-name="P4"><text:span text:style-name="T10">Local view</text:span><text:span text:style-name="T5"> (</text:span><text:span text:style-name="T4">/</text:span><text:span text:style-name="T5">)</text:span></text:p>
        </text:list-item>
        <text:list-item>
          <text:p text:style-name="P4"><text:span text:style-name="T7">Zoom</text:span><text:span text:style-name="T10"> on selection</text:span><text:span text:style-name="T5"> (</text:span><text:span text:style-name="T4">.</text:span><text:span text:style-name="T5">) </text:span><text:span text:style-name="T10">and view everything</text:span><text:span text:style-name="T5"> (</text:span><text:span text:style-name="T4">Home</text:span><text:span text:style-name="T5">)</text:span></text:p>
        </text:list-item>
        <text:list-item>
          <text:p text:style-name="P5"><text:span text:style-name="T4">Shift+MMB</text:span><text:span text:style-name="T4"><text:note text:id="ftn1" text:note-class="footnote"><text:note-citation>1</text:note-citation><text:note-body><text:p text:style-name="Footnote">MMB = Mouse Middle Button, mouse wheel</text:p></text:note-body></text:note></text:span><text:span text:style-name="T4">+drag</text:span><text:span text:style-name="T5"> to pan view</text:span></text:p>
        </text:list-item>
        <text:list-item>
          <text:p text:style-name="P6"><text:span text:style-name="T4">MMB+drag</text:span><text:span text:style-name="T5"> to rotate</text:span></text:p>
        </text:list-item>
        <text:list-item>
          <text:p text:style-name="P6"><text:span text:style-name="T4">MMB roll</text:span><text:span text:style-name="T5"> to zoom</text:span></text:p>
        </text:list-item>
      </text:list>
      <text:h text:style-name="P2" text:outline-level="4"><text:span text:style-name="T3">1.3 </text:span>SELE<text:span text:style-name="T21">CTION</text:span></text:h>
      <text:list text:style-name="L3">
        <text:list-item>
          <text:p text:style-name="P7">MLB<text:note text:id="ftn2" text:note-class="footnote"><text:note-citation>2</text:note-citation><text:note-body><text:p text:style-name="P8">MLB = Mouse Left Button</text:p></text:note-body></text:note> or MRB<text:note text:id="ftn3" text:note-class="footnote"><text:note-citation>3</text:note-citation><text:note-body><text:p text:style-name="P8">MRB = Mouse Right Button</text:p></text:note-body></text:note> to select</text:p>
        </text:list-item>
        <text:list-item>
          <text:p text:style-name="P7">Shift+MLB or Shift+MRB to add to selection</text:p>
        </text:list-item>
        <text:list-item>
          <text:p text:style-name="P9">Selec<text:span text:style-name="T21">t all</text:span> (<text:span text:style-name="T4">A</text:span>ll) <text:span text:style-name="T21">and</text:span> remove sele<text:span text:style-name="T21">ction</text:span> (<text:span text:style-name="T4">2x A</text:span><text:span text:style-name="T5"> </text:span><text:span text:style-name="T18">or</text:span><text:span text:style-name="T5"> </text:span><text:span text:style-name="T4">A</text:span><text:span text:style-name="T22">lt</text:span><text:span text:style-name="T4">+A</text:span>)</text:p>
        </text:list-item>
        <text:list-item>
          <text:p text:style-name="P9"><text:span text:style-name="T21">Box <text:s/>select</text:span> (<text:span text:style-name="T4">B</text:span>ox), <text:span text:style-name="T4">C</text:span><text:span text:style-name="T18">ircle</text:span><text:span text:style-name="T5"> </text:span><text:span text:style-name="T18">or</text:span><text:span text:style-name="T5"> </text:span><text:span text:style-name="T4">L</text:span><text:span text:style-name="T18">asso</text:span></text:p>
        </text:list-item>
        <text:list-item>
          <text:p text:style-name="P10"><text:span text:style-name="T23">C</text:span><text:span text:style-name="T4">trl + I</text:span><text:span text:style-name="T5"> to invert selection</text:span></text:p>
        </text:list-item>
      </text:list>
      <text:h text:style-name="P2" text:outline-level="4" text:is-list-header="true"><text:span text:style-name="T3">1.4 </text:span><text:span text:style-name="T21">TOOLS</text:span></text:h>
      <text:list text:style-name="L4">
        <text:list-item>
          <text:p text:style-name="P11"><text:span text:style-name="T5">Ad</text:span><text:span text:style-name="T18">d objects</text:span><text:span text:style-name="T5"> (</text:span><text:span text:style-name="T4">Shift</text:span><text:span text:style-name="T5"> + </text:span><text:span text:style-name="T4">A</text:span><text:span text:style-name="T5">dd)</text:span></text:p>
        </text:list-item>
        <text:list-item>
          <text:p text:style-name="P11"><text:span text:style-name="T18">Delete</text:span><text:span text:style-name="T15"> (</text:span><text:span text:style-name="T14">Delete</text:span><text:span text:style-name="T15">) </text:span><text:span text:style-name="T18">or</text:span><text:span text:style-name="T15"> <text:s/>e</text:span><text:span text:style-name="T14">X</text:span><text:span text:style-name="T15">termi</text:span><text:span text:style-name="T18">nate</text:span></text:p>
        </text:list-item>
        <text:list-item>
          <text:p text:style-name="P11"><text:span text:style-name="T15">D</text:span><text:span text:style-name="T18">uplicate</text:span><text:span text:style-name="T15"> (</text:span><text:span text:style-name="T14">S</text:span><text:span text:style-name="T22">hift</text:span><text:span text:style-name="T14">+D</text:span><text:span text:style-name="T15">)</text:span></text:p>
        </text:list-item>
        <text:list-item>
          <text:p text:style-name="P11"><text:span text:style-name="T14">H</text:span><text:span text:style-name="T15">ide </text:span><text:span text:style-name="T18">and make visible</text:span><text:span text:style-name="T15"> (</text:span><text:span text:style-name="T14">A</text:span><text:span text:style-name="T22">lt</text:span><text:span text:style-name="T14">+H</text:span><text:span text:style-name="T15">)</text:span></text:p>
        </text:list-item>
        <text:list-item>
          <text:p text:style-name="P12"><text:span text:style-name="T5">Pr</text:span><text:span text:style-name="T4">O</text:span><text:span text:style-name="T5">portional editing (toggle on/off)</text:span></text:p>
        </text:list-item>
        <text:list-item>
          <text:p text:style-name="P12"><text:span text:style-name="T21">Search </text:span>(F3)</text:p>
        </text:list-item>
        <text:list-item>
          <text:p text:style-name="P12">Render <text:span text:style-name="T21">still</text:span> (F12) <text:span text:style-name="T21">or animation</text:span> (Ctrl+F12)</text:p>
        </text:list-item>
      </text:list>
      <text:h text:style-name="P2" text:outline-level="4"><text:span text:style-name="T3">1.5 </text:span>INTERFACE</text:h>
      <text:list xml:id="list977300445" text:style-name="L5">
        <text:list-item>
          <text:p text:style-name="P13"><text:span text:style-name="T18">Open</text:span><text:span text:style-name="T5">/</text:span><text:span text:style-name="T18">close sidebar</text:span><text:span text:style-name="T5"> (</text:span><text:span text:style-name="T4">N</text:span><text:span text:style-name="T5">)</text:span></text:p>
        </text:list-item>
        <text:list-item>
          <text:p text:style-name="P13"><text:span text:style-name="T18">Open</text:span><text:span text:style-name="T5">/</text:span><text:span text:style-name="T18">close toolbar</text:span><text:span text:style-name="T5"> (</text:span><text:span text:style-name="T4">T</text:span><text:span text:style-name="T5">)</text:span></text:p>
        </text:list-item>
        <text:list-item>
          <text:p text:style-name="P13"><text:span text:style-name="T15">Snap </text:span><text:span text:style-name="T18">menu</text:span><text:span text:style-name="T15"> (</text:span><text:span text:style-name="T4">Shift+S</text:span><text:span text:style-name="T15">)</text:span></text:p>
        </text:list-item>
        <text:list-item>
          <text:p text:style-name="P13"><text:span text:style-name="T18">Position 3D cursor with </text:span><text:span text:style-name="T14">S</text:span><text:span text:style-name="T24">hift+MRB</text:span></text:p>
        </text:list-item>
        <text:list-item>
          <text:p text:style-name="P13"><text:span text:style-name="T25">Tab</text:span><text:span text:style-name="T26"> </text:span><text:span text:style-name="T18">to toggle between </text:span><text:span text:style-name="T26">Object e Edit </text:span><text:span text:style-name="T18">modes</text:span></text:p>
        </text:list-item>
      </text:list>
      <text:h text:style-name="P14" text:outline-level="4"><text:span text:style-name="T3">1.6 </text:span>O<text:span text:style-name="T27">THER</text:span></text:h>
      <text:list text:continue-numbering="true" text:style-name="L5">
        <text:list-item>
          <text:p text:style-name="P13"><text:span text:style-name="T27">Undo</text:span> (Ctrl+Z)</text:p>
        </text:list-item>
        <text:list-item>
          <text:p text:style-name="P13">Re<text:span text:style-name="T27">do</text:span> (Shift+Ctrl+Z)</text:p>
        </text:list-item>
        <text:list-item>
          <text:p text:style-name="P15"><text:span text:style-name="T4">MRB</text:span> for context menu (or <text:span text:style-name="T4">W</text:span>)</text:p>
        </text:list-item>
      </text:list>
      <text:p text:style-name="P16"/>
      <text:h text:style-name="P1" text:outline-level="2"><text:span text:style-name="T28">2. </text:span>OBJECT MODE</text:h>
      <text:h text:style-name="P14" text:outline-level="4"><text:span text:style-name="T3">2.1 </text:span>MODEL<text:span text:style-name="T27">ING</text:span></text:h>
      <text:list text:style-name="L6">
        <text:list-item>
          <text:p text:style-name="P17"><text:span text:style-name="T5">J</text:span><text:span text:style-name="T29">oin objects</text:span><text:span text:style-name="T5"> (</text:span><text:span text:style-name="T4">CTRL+J</text:span><text:span text:style-name="T5">)</text:span></text:p>
        </text:list-item>
        <text:list-item>
          <text:p text:style-name="P17"><text:span text:style-name="T30">Cr</text:span><text:span text:style-name="T29">eate child-parent</text:span><text:span text:style-name="T30"> (</text:span><text:span text:style-name="T31">CTRL+P</text:span><text:span text:style-name="T30">) </text:span><text:span text:style-name="T32">[</text:span><text:span text:style-name="T33">last selected is the parent</text:span><text:span text:style-name="T32">]</text:span></text:p>
        </text:list-item>
        <text:list-item>
          <text:p text:style-name="P18"><text:span text:style-name="T29">Remove child-parent </text:span><text:span text:style-name="T34">(</text:span><text:span text:style-name="T35">Alt+P</text:span><text:span text:style-name="T34">)</text:span></text:p>
        </text:list-item>
        <text:list-item>
          <text:p text:style-name="P17"><text:span text:style-name="T5">A</text:span><text:span text:style-name="T29">pply </text:span><text:span text:style-name="T36">Location, Rotation </text:span><text:span text:style-name="T29">and</text:span><text:span text:style-name="T36"> Scale </text:span><text:span text:style-name="T5">(</text:span><text:span text:style-name="T4">Ctrl+A</text:span><text:span text:style-name="T5">)</text:span></text:p>
        </text:list-item>
      </text:list>
      <text:h text:style-name="P2" text:outline-level="4"><text:span text:style-name="T3">2.2 </text:span><text:span text:style-name="T28">ANIMA</text:span><text:span text:style-name="T27">TION</text:span></text:h>
      <text:list text:style-name="L7">
        <text:list-item>
          <text:p text:style-name="P19"><text:span text:style-name="T4">I</text:span><text:span text:style-name="T5">nser</text:span><text:span text:style-name="T29">t </text:span><text:span text:style-name="T5">keyframe</text:span></text:p>
        </text:list-item>
        <text:list-item>
          <text:p text:style-name="P19"><text:span text:style-name="T4">K</text:span><text:span text:style-name="T5">eyframes </text:span><text:span text:style-name="T29">menu</text:span></text:p>
        </text:list-item>
      </text:list>
      <text:h text:style-name="P2" text:outline-level="4"><text:soft-page-break/><text:span text:style-name="T3">2.3 </text:span>O<text:span text:style-name="T27">THER</text:span></text:h>
      <text:list text:style-name="L8">
        <text:list-item>
          <text:p text:style-name="P20"><text:span text:style-name="T4">M</text:span><text:span text:style-name="T5">ove </text:span><text:span text:style-name="T29">to collecion</text:span></text:p>
        </text:list-item>
      </text:list>
      <text:p text:style-name="P21"><text:span text:style-name="T29"/></text:p>
      <text:h text:style-name="P1" text:outline-level="2"><text:span text:style-name="T28">3. </text:span>EDIT MODE</text:h>
      <text:h text:style-name="P2" text:outline-level="4"><text:span text:style-name="T3">3.1 </text:span>SELE<text:span text:style-name="T27">CTION</text:span></text:h>
      <text:list text:style-name="L9">
        <text:list-item>
          <text:p text:style-name="P22">Selec<text:span text:style-name="T27">t </text:span><text:span text:style-name="T4">L</text:span>i<text:span text:style-name="T27">nked mesh</text:span></text:p>
        </text:list-item>
        <text:list-item>
          <text:p text:style-name="P22">Selec<text:span text:style-name="T27">t</text:span> loops <text:span text:style-name="T27">with</text:span><text:span text:style-name="T37"> </text:span><text:span text:style-name="T24">Alt + MLB</text:span><text:span text:style-name="T37"> (</text:span><text:span text:style-name="T27">Mouse Left Button)</text:span></text:p>
        </text:list-item>
        <text:list-item>
          <text:p text:style-name="P23"><text:span text:style-name="T4">Ctrl + MLB</text:span> to select shortest path</text:p>
        </text:list-item>
      </text:list>
      <text:h text:style-name="P2" text:outline-level="4"><text:span text:style-name="T3">3.2 </text:span>MODEL<text:span text:style-name="T27">ING</text:span></text:h>
      <text:list text:style-name="L10">
        <text:list-item>
          <text:p text:style-name="P24"><text:span text:style-name="T4">E</text:span><text:span text:style-name="T5">xtrude </text:span><text:span text:style-name="T29">and</text:span><text:span text:style-name="T5"> </text:span><text:span text:style-name="T4">I</text:span><text:span text:style-name="T5">nset</text:span></text:p>
        </text:list-item>
        <text:list-item>
          <text:p text:style-name="P24"><text:span text:style-name="T4">F</text:span><text:span text:style-name="T5">ill</text:span></text:p>
        </text:list-item>
        <text:list-item>
          <text:p text:style-name="P24"><text:span text:style-name="T5">Se</text:span><text:span text:style-name="T4">P</text:span><text:span text:style-name="T5">ar</text:span><text:span text:style-name="T29">ate </text:span><text:span text:style-name="T5">m</text:span><text:span text:style-name="T29">esh (create new object)</text:span></text:p>
        </text:list-item>
        <text:list-item>
          <text:p text:style-name="P24"><text:span text:style-name="T4">K</text:span><text:span text:style-name="T5">nife</text:span></text:p>
        </text:list-item>
        <text:list-item>
          <text:p text:style-name="P24"><text:span text:style-name="T5">Cr</text:span><text:span text:style-name="T29">eate</text:span><text:span text:style-name="T5"> Loopcuts (</text:span><text:span text:style-name="T4">C</text:span><text:span text:style-name="T24">trl</text:span><text:span text:style-name="T4">+R</text:span><text:span text:style-name="T5">)</text:span></text:p>
        </text:list-item>
        <text:list-item>
          <text:p text:style-name="P24"><text:span text:style-name="T4">M</text:span><text:span text:style-name="T5">erge </text:span><text:span text:style-name="T29">mesh</text:span></text:p>
        </text:list-item>
        <text:list-item>
          <text:p text:style-name="P24"><text:span text:style-name="T29">Rip, to tear apart</text:span><text:span text:style-name="T5"> (</text:span><text:span text:style-name="T4">V</text:span><text:span text:style-name="T5">)</text:span></text:p>
        </text:list-item>
        <text:list-item>
          <text:p text:style-name="P24"><text:span text:style-name="T29">Slide vertex or edge</text:span><text:span text:style-name="T26"> (</text:span><text:span text:style-name="T25">2x G</text:span><text:span text:style-name="T26">)</text:span></text:p>
        </text:list-item>
      </text:list>
      <text:h text:style-name="P2" text:outline-level="4"><text:span text:style-name="T3">3.3 </text:span>INTERFACE</text:h>
      <text:list text:style-name="L11">
        <text:list-item>
          <text:p text:style-name="P25"><text:span text:style-name="T4">U</text:span><text:span text:style-name="T5">V mapping </text:span><text:span text:style-name="T29">menu</text:span></text:p>
        </text:list-item>
        <text:list-item>
          <text:p text:style-name="P26"><text:span text:style-name="T29">Vertex menu (</text:span><text:span text:style-name="T38">Ctrl + V</text:span><text:span text:style-name="T29">)</text:span></text:p>
        </text:list-item>
        <text:list-item>
          <text:p text:style-name="P26"><text:span text:style-name="T29">Edge menu (</text:span><text:span text:style-name="T38">Ctrl+E</text:span><text:span text:style-name="T29">)</text:span></text:p>
        </text:list-item>
        <text:list-item>
          <text:p text:style-name="P26"><text:span text:style-name="T39">F</text:span><text:span text:style-name="T29">ace menu (</text:span><text:span text:style-name="T38">Ctrl+F</text:span><text:span text:style-name="T29">)</text:span></text:p>
        </text:list-item>
      </text:list>
      <text:p text:style-name="P27"/>
      <text:h text:style-name="P1" text:outline-level="2"><text:span text:style-name="T40">4</text:span>. <text:span text:style-name="T40">GRAPH EDITOR</text:span></text:h>
      <text:h text:style-name="P2" text:outline-level="4"><text:span text:style-name="T3">4.1 </text:span>INTERFACE</text:h>
      <text:list text:style-name="L12">
        <text:list-item>
          <text:p text:style-name="P28"><text:span text:style-name="T4">V </text:span><text:span text:style-name="T27">to set </text:span><text:span text:style-name="T41">keyframe handle type</text:span></text:p>
        </text:list-item>
      </text:list>
      <text:h text:style-name="P29" text:outline-level="4">4.2 POSE MODE (<text:span text:style-name="T41">in</text:span> 3D Viewport!)</text:h>
      <text:list text:style-name="L13">
        <text:list-item>
          <text:p text:style-name="P30"><text:span text:style-name="T4">Shift+E</text:span> <text:span text:style-name="T41">for</text:span> Breakdowner</text:p>
        </text:list-item>
      </text:list>
      <text:p text:style-name="P21"/>
      <text:h text:style-name="P1" text:outline-level="2"><text:span text:style-name="T42">5</text:span>. <text:span text:style-name="T42">SHADER</text:span><text:span text:style-name="T40"> EDITOR</text:span></text:h>
      <text:h text:style-name="P2" text:outline-level="4"><text:span text:style-name="T43">5</text:span><text:span text:style-name="T3">.1 </text:span>NODE WRANGLEr <text:span text:style-name="T41">(addon)</text:span></text:h>
      <text:list text:style-name="L14">
        <text:list-item>
          <text:p text:style-name="P31"><text:span text:style-name="T4">Ctrl+T </text:span><text:span text:style-name="T41">to add one texture to selected node</text:span></text:p>
        </text:list-item>
        <text:list-item>
          <text:p text:style-name="P32"><text:span text:style-name="T4">Ctrl+Shift+T</text:span> <text:span text:style-name="T41">to add PBR setup to selected node</text:span> (m<text:span text:style-name="T41">ultiple</text:span> textur<text:span text:style-name="T41">e</text:span>s)</text:p>
        </text:list-item>
      </text:list>
      <text:p text:style-name="P33"/>
      <text:h text:style-name="P1" text:outline-level="2"><text:span text:style-name="T44">6</text:span>. <text:span text:style-name="T45">SCULPTING</text:span></text:h>
      <text:h text:style-name="P2" text:outline-level="4"><text:span text:style-name="T3">6.1 </text:span>GE<text:span text:style-name="T41">NERAL</text:span></text:h>
      <text:list text:style-name="L15">
        <text:list-item>
          <text:p text:style-name="P34"><text:span text:style-name="T4">F</text:span> <text:span text:style-name="T41">for brush </text:span><text:span text:style-name="T46">radius</text:span></text:p>
        </text:list-item>
        <text:list-item>
          <text:p text:style-name="P34"><text:span text:style-name="T4">Shift+F</text:span> <text:span text:style-name="T41">for brush </text:span><text:span text:style-name="T46">strength</text:span></text:p>
        </text:list-item>
        <text:list-item>
          <text:p text:style-name="P34"><text:span text:style-name="T22">+</text:span><text:span text:style-name="T47"> </text:span><text:span text:style-name="T22">-</text:span><text:span text:style-name="T47"> <text:s/></text:span><text:span text:style-name="T41">to add/subtract brush effect</text:span></text:p>
        </text:list-item>
        <text:list-item>
          <text:p text:style-name="P34"><text:span text:style-name="T48">Press</text:span><text:span text:style-name="T49"> </text:span><text:span text:style-name="T22">C</text:span><text:span text:style-name="T50">trl</text:span><text:span text:style-name="T47"> </text:span><text:span text:style-name="T41">to toggle between add/subtract</text:span></text:p>
        </text:list-item>
        <text:list-item>
          <text:p text:style-name="P34"><text:span text:style-name="T48">Press </text:span><text:span text:style-name="T50">Shift</text:span><text:span text:style-name="T51"> </text:span><text:span text:style-name="T41">for </text:span><text:span text:style-name="T51">Smooth</text:span> <text:span text:style-name="T41">brush</text:span></text:p>
          <text:p text:style-name="P34"/>
        </text:list-item>
      </text:list>
      <text:h text:style-name="P35" text:outline-level="2"><text:span text:style-name="T44">7</text:span>. <text:span text:style-name="T45">TEXTURE PAINTING</text:span></text:h>
      <text:h text:style-name="P2" text:outline-level="4"><text:span text:style-name="T3">7.1 </text:span>GE<text:span text:style-name="T41">NE</text:span>RAL</text:h>
      <text:list text:style-name="L16">
        <text:list-item>
          <text:p text:style-name="P36"><text:span text:style-name="T4">F</text:span> <text:span text:style-name="T41">for brush </text:span><text:span text:style-name="T46">radius</text:span></text:p>
        </text:list-item>
        <text:list-item>
          <text:p text:style-name="P36"><text:span text:style-name="T4">Shift+F</text:span><text:span text:style-name="T5"> </text:span><text:span text:style-name="T48">for brush </text:span><text:span text:style-name="T52">strength</text:span></text:p>
        </text:list-item>
        <text:list-item>
          <text:p text:style-name="P37"><text:span text:style-name="T45">Press </text:span><text:span text:style-name="T25">Ctrl</text:span> <text:span text:style-name="T41">to invert color (toggle between foreground and background color)</text:span></text:p>
        </text:list-item>
      </text:list>
      <text:h text:style-name="P2" text:outline-level="4"><text:span text:style-name="T3">7.2 </text:span>STENCIL <text:span text:style-name="T41">MODE</text:span></text:h>
      <text:list text:style-name="L17">
        <text:list-item>
          <text:p text:style-name="P38"><text:span text:style-name="T4">MRB</text:span> <text:span text:style-name="T41">to move</text:span> textur<text:span text:style-name="T41">e</text:span></text:p>
        </text:list-item>
        <text:list-item>
          <text:p text:style-name="P38"><text:span text:style-name="T4">Shift+MRB</text:span> <text:span text:style-name="T41">to scale</text:span> <text:span text:style-name="T45">textur</text:span><text:span text:style-name="T41">e</text:span><text:span text:style-name="T45"> </text:span></text:p>
        </text:list-item>
        <text:list-item>
          <text:p text:style-name="P38"><text:span text:style-name="T25">Ctrl</text:span><text:span text:style-name="T4">+MRB </text:span><text:span text:style-name="T41">to rotate </text:span><text:span text:style-name="T45">textur</text:span><text:span text:style-name="T41">e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1402in" fo:margin-bottom="0.1in" style:contextual-spacing="false" style:page-number="auto"/>
      <style:text-properties fo:text-transform="uppercase" style:font-name="Liberation Serif2" fo:font-family="'Liberation Serif'" style:font-style-name="Regular" style:font-family-generic="roman" style:font-pitch="variable" fo:font-size="11pt" fo:font-style="normal" fo:font-weight="normal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598in" fo:margin-bottom="0in" style:contextual-spacing="false"/>
      <style:text-properties style:font-name="Liberation Serif1" fo:font-family="'Liberation Serif'" style:font-style-name="Bold" style:font-family-generic="roman" style:font-pitch="variable" fo:font-size="11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402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3d5528" officeooo:paragraph-rsid="003d5528"/>
    </style:style>
    <style:style style:name="MT1" style:family="text">
      <style:text-properties officeooo:rsid="003ebd36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3in">
          <style:column style:rel-width="32767*" fo:start-indent="0in" fo:end-indent="0.15in"/>
          <style:column style:rel-width="32768*" fo:start-indent="0.1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LENDER CHEAT SHEET - <text:span text:style-name="MT1">https://github.com/projetoalfobre/Ordu-2025-3d-training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6:36:17.964280863</meta:creation-date>
    <meta:generator>LibreOffice/24.8.6.2$Linux_X86_64 LibreOffice_project/d50be90c1d90f0f90a5235ffcbbafbbfa38a83c2</meta:generator>
    <dc:date>2025-05-07T23:14:26.377387553</dc:date>
    <meta:editing-duration>PT8H27S</meta:editing-duration>
    <meta:editing-cycles>27</meta:editing-cycles>
    <meta:document-statistic meta:table-count="0" meta:image-count="0" meta:object-count="0" meta:page-count="2" meta:paragraph-count="103" meta:word-count="498" meta:character-count="2592" meta:non-whitespace-character-count="2266"/>
  </office:meta>
</office:document-meta>
</file>